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09cm" fo:min-width="9.284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09cm" fo:min-width="9.916cm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9cm" fo:padding-bottom="0.13cm" fo:padding-left="0.25cm" fo:padding-right="0.25cm" fo:wrap-option="wrap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9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4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.93cm" fo:margin-right="0cm" fo:margin-top="0.158cm" fo:margin-bottom="0cm" fo:line-height="102%" fo:text-indent="-0.93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2.041cm" fo:margin-right="0cm" fo:margin-top="0.158cm" fo:margin-bottom="0cm" fo:line-height="102%" fo:text-align="start" fo:text-indent="-0.771cm" style:punctuation-wrap="hanging" style:line-break="strict" style:writing-mode="lr-tb"/>
    </style:style>
    <style:style style:name="P7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8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9" style:family="paragraph">
      <style:paragraph-properties fo:margin-left="0cm" fo:margin-right="0cm" fo:margin-top="0.163cm" fo:margin-bottom="0.163cm" fo:line-height="102%" fo:text-indent="0cm" style:punctuation-wrap="hanging" style:line-break="strict"/>
    </style:style>
    <style:style style:name="P10" style:family="paragraph">
      <style:paragraph-properties fo:margin-left="0.577cm" fo:margin-right="0cm" fo:margin-top="0.163cm" fo:margin-bottom="0.163cm" fo:line-height="102%" fo:text-indent="-0.577cm" style:punctuation-wrap="hanging" style:line-break="strict"/>
    </style:style>
    <style:style style:name="P11" style:family="paragraph">
      <style:paragraph-properties fo:margin-left="0.577cm" fo:margin-right="0cm" fo:margin-top="0.463cm" fo:margin-bottom="0cm" fo:line-height="102%" fo:text-indent="-0.577cm" style:punctuation-wrap="hanging" style:line-break="strict"/>
    </style:style>
    <style:style style:name="P12" style:family="paragraph">
      <style:paragraph-properties fo:margin-left="0.586cm" fo:margin-right="0cm" fo:margin-top="0.163cm" fo:margin-bottom="0.163cm" fo:line-height="102%" fo:text-indent="-0.586cm" style:punctuation-wrap="hanging" style:line-break="strict"/>
    </style:style>
    <style:style style:name="P13" style:family="paragraph">
      <style:paragraph-properties fo:margin-left="0cm" fo:margin-right="0cm" fo:line-height="93%" fo:text-indent="0cm" style:punctuation-wrap="hanging" style:line-break="strict"/>
    </style:style>
    <style:style style:name="P14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.93cm" fo:margin-right="0cm" fo:margin-top="0.158cm" fo:margin-bottom="0cm" fo:line-height="102%" fo:text-indent="-0.9cm" style:punctuation-wrap="hanging" style:line-break="strict"/>
    </style:style>
    <style:style style:name="P17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18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/>
    </style:style>
    <style:style style:name="P19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20" style:family="paragraph">
      <style:paragraph-properties fo:text-align="center"/>
    </style:style>
    <style:style style:name="P21" style:family="paragraph">
      <style:paragraph-properties fo:margin-left="0.93cm" fo:margin-right="0cm" fo:margin-top="0.141cm" fo:margin-bottom="0cm" fo:line-height="102%" fo:text-indent="-0.93cm" style:punctuation-wrap="hanging" style:line-break="strict" style:writing-mode="lr-tb"/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24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25" style:family="paragraph">
      <style:paragraph-properties fo:margin-left="0cm" fo:margin-right="0cm" fo:line-height="94%" fo:text-indent="0cm" style:punctuation-wrap="hanging" style:line-break="strict"/>
    </style:style>
    <style:style style:name="P26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27" style:family="paragraph">
      <style:paragraph-properties fo:margin-left="0cm" fo:margin-right="0cm" fo:margin-top="0.105cm" fo:margin-bottom="0cm" fo:line-height="102%" fo:text-indent="0cm" style:punctuation-wrap="hanging" style:line-break="strict"/>
    </style:style>
    <style:style style:name="P28" style:family="paragraph">
      <style:paragraph-properties fo:margin-left="0cm" fo:margin-right="0cm" fo:margin-top="0.123cm" fo:margin-bottom="0cm" fo:line-height="102%" fo:text-indent="0cm" style:punctuation-wrap="hanging" style:line-break="strict"/>
    </style:style>
    <style:style style:name="P29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30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3.212cm"/>
          <style:tab-stop style:position="24.46cm"/>
          <style:tab-stop style:position="25.708cm"/>
          <style:tab-stop style:position="26.956cm"/>
        </style:tab-stops>
      </style:paragraph-properties>
    </style:style>
    <style:style style:name="P31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/>
    </style:style>
    <style:style style:name="P32" style:family="paragraph">
      <style:paragraph-properties fo:margin-left="0cm" fo:margin-right="0cm" fo:text-indent="0cm" style:punctuation-wrap="hanging" style:line-break="strict"/>
    </style:style>
    <style:style style:name="P33" style:family="paragraph">
      <style:paragraph-properties fo:margin-left="0.899cm" fo:margin-right="0cm" fo:margin-top="0.158cm" fo:margin-bottom="0cm" fo:line-height="102%" fo:text-indent="-0.899cm" style:punctuation-wrap="hanging" style:line-break="strict" style:writing-mode="lr-tb"/>
    </style:style>
    <style:style style:name="P34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35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07cm"/>
          <style:tab-stop style:position="26.555cm"/>
          <style:tab-stop style:position="27.803cm"/>
          <style:tab-stop style:position="29.051cm"/>
        </style:tab-stops>
      </style:paragraph-properties>
    </style:style>
    <style:style style:name="P36" style:family="paragraph">
      <style:paragraph-properties fo:margin-left="0cm" fo:margin-right="0cm" fo:margin-top="0.339cm" fo:margin-bottom="0.202cm" fo:line-height="102%" fo:text-align="start" fo:text-indent="0cm" style:punctuation-wrap="hanging" style:line-break="strict" style:writing-mode="lr-tb"/>
    </style:style>
    <style:style style:name="P37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/>
    </style:style>
    <style:style style:name="P38" style:family="paragraph">
      <style:paragraph-properties fo:margin-left="0.899cm" fo:margin-right="0cm" fo:margin-top="0.123cm" fo:margin-bottom="0cm" fo:line-height="102%" fo:text-align="start" fo:text-indent="-0.899cm" style:punctuation-wrap="hanging" style:line-break="strict" style:writing-mode="lr-tb"/>
    </style:style>
    <style:style style:name="P39" style:family="paragraph">
      <style:paragraph-properties fo:margin-left="0cm" fo:margin-right="0cm" fo:margin-top="0.163cm" fo:margin-bottom="0.202cm" fo:line-height="102%" fo:text-indent="0cm" style:punctuation-wrap="hanging" style:line-break="strict"/>
    </style:style>
    <style:style style:name="P40" style:family="paragraph">
      <style:paragraph-properties fo:margin-left="0cm" fo:margin-right="0cm" fo:margin-top="0.163cm" fo:margin-bottom="0.202cm" fo:line-height="102%" fo:text-align="start" fo:text-indent="0cm" style:punctuation-wrap="hanging" style:line-break="strict" style:writing-mode="lr-tb"/>
    </style:style>
    <style:style style:name="P41" style:family="paragraph">
      <style:paragraph-properties fo:margin-left="0cm" fo:margin-right="0cm" fo:margin-top="0.163cm" fo:margin-bottom="0.202cm" fo:line-height="102%" fo:text-indent="0cm" style:punctuation-wrap="hanging" style:line-break="strict" style:writing-mode="lr-tb"/>
    </style:style>
    <style:style style:name="P42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3" style:family="paragraph">
      <style:paragraph-properties fo:margin-left="0cm" fo:margin-right="0cm" fo:line-height="94%" fo:text-align="start" fo:text-indent="0cm" style:punctuation-wrap="hanging" style:line-break="strict"/>
    </style:style>
    <style:style style:name="P44" style:family="paragraph">
      <style:paragraph-properties fo:margin-left="0cm" fo:margin-right="0cm" fo:line-height="93%" fo:text-align="center" fo:text-indent="0cm" style:punctuation-wrap="hanging" style:line-break="stric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5" style:family="text">
      <style:text-properties fo:color="#000000" fo:font-family="Verdana" style:font-family-generic="swiss" style:font-pitch="variable" fo:language="en" fo:country="GB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8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9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0" style:family="text">
      <style:text-properties fo:color="#ff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1" style:family="text">
      <style:text-properties fo:color="#000000" fo:font-family="Verdana" style:font-family-generic="swiss" style:font-pitch="variable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" style:family="text">
      <style:text-properties fo:color="#00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3" style:family="text">
      <style:text-properties fo:color="#000000" fo:font-family="Verdana" style:font-family-generic="swiss" style:font-pitch="variable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4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" style:family="text">
      <style:text-properties fo:color="#000000" fo:font-family="'Times New Roman'" style:font-family-generic="roman" style:font-pitch="variable" fo:language="en" fo:country="GB"/>
    </style:style>
    <style:style style:name="T16" style:family="text">
      <style:text-properties fo:color="#000000" fo:font-family="'Times New Roman'" style:font-family-generic="roman" style:font-pitch="variable" fo:language="en" fo:country="GB" fo:font-weight="bold" style:font-weight-asian="bold" style:font-weight-complex="bold"/>
    </style:style>
    <style:style style:name="T17" style:family="text">
      <style:text-properties fo:color="#000000" fo:font-family="'Times New Roman'" style:font-family-generic="roman" style:font-pitch="variable" fo:font-size="16pt" fo:language="en" fo:country="GB" style:font-size-asian="16pt" style:font-size-complex="16pt"/>
    </style:style>
    <style:style style:name="T18" style:family="text">
      <style:text-properties fo:color="#ff0000" fo:font-family="'Courier New'" style:font-family-generic="modern" style:font-pitch="fixed" fo:font-size="8pt" fo:language="en" fo:country="GB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19" style:family="text">
      <style:text-properties fo:color="#000000" fo:font-family="Verdana" style:font-family-generic="swiss" style:font-pitch="variable" fo:font-size="8pt" fo:language="en" fo:country="GB" style:font-size-asian="8pt" style:font-size-complex="8pt"/>
    </style:style>
    <style:style style:name="T20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21" style:family="text">
      <style:text-properties fo:color="#3333cc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2" style:family="text">
      <style:text-properties fo:color="#000000" style:text-position="30% 58%" fo:font-family="'Times New Roman'" style:font-family-generic="roman" style:font-pitch="variable" fo:language="en" fo:country="GB"/>
    </style:style>
    <style:style style:name="T23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24" style:family="text">
      <style:text-properties fo:color="#ff0000" fo:font-family="'Courier New'" style:font-family-generic="modern" style:font-pitch="fixed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25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6" style:family="text">
      <style:text-properties fo:color="#000000" fo:font-size="16pt" fo:language="en" fo:country="GB" style:font-size-asian="16pt" style:font-size-complex="16pt"/>
    </style:style>
    <style:style style:name="T27" style:family="text">
      <style:text-properties fo:color="#00b050" fo:font-size="16pt" fo:language="en" fo:country="GB" style:font-size-asian="16pt" style:font-size-complex="16pt"/>
    </style:style>
    <style:style style:name="T28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29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32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33" style:family="text">
      <style:text-properties fo:color="#000000" fo:font-family="Verdana" style:font-family-generic="swiss" style:font-pitch="variable" fo:language="en" fo:country="US"/>
    </style:style>
    <style:style style:name="T34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5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36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37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38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9" style:family="text">
      <style:text-properties fo:color="#00b050" fo:font-family="'Courier New'" style:font-family-generic="modern" style:font-pitch="fixed" fo:font-size="16pt" fo:language="en" fo:country="US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40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41" style:family="text">
      <style:text-properties fo:color="#000000" fo:language="en" fo:country="GB"/>
    </style:style>
    <style:style style:name="T42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43" style:family="text">
      <style:text-properties fo:color="#000000" fo:font-family="Verdana" style:font-family-generic="swiss" style:font-pitch="variable" fo:font-size="8pt" fo:language="en" fo:country="US" style:font-size-asian="8pt" style:font-size-complex="8pt"/>
    </style:style>
    <style:style style:name="T44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T45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font-relief="none"/>
    </style:style>
    <style:style style:name="T46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7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48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49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50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51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52" style:family="text">
      <style:text-properties fo:color="#000000" fo:font-family="'Times New Roman'" style:font-family-generic="roman" style:font-pitch="variable" fo:font-size="28pt" fo:language="en" fo:country="US" style:font-size-asian="28pt" style:font-size-complex="28pt"/>
    </style:style>
    <style:style style:name="T53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54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55" style:family="text">
      <style:text-properties fo:color="#ff0000" fo:font-family="'Courier New'" style:font-family-generic="modern" style:font-pitch="fixed" fo:font-size="12pt" fo:language="ar" fo:country="SA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56" style:family="text">
      <style:text-properties fo:color="#000000" fo:font-family="'Times New Roman'" style:font-family-generic="roman" style:font-pitch="variable"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min-label-width="0.5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0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cm" text:min-label-width="0.94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58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20">
      <text:list-level-style-bullet text:level="1" text:bullet-char="•">
        <style:list-level-properties text:min-label-width="0.89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Introducing ...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All R commands are functions.</text:span></text:p>
            </text:list-item>
          </text:list>
          <text:list text:style-name="L1">
            <text:list-header>
              <text:p text:style-name="P4"><text:span text:style-name="T5"/></text:p>
            </text:list-header>
          </text:list>
          <text:list text:style-name="L2">
            <text:list-item>
              <text:p text:style-name="P3"><text:span text:style-name="T5">Functions perform calculations, possibly involving several arguments, then return a value to the calling statement.</text:span></text:p>
            </text:list-item>
          </text:list>
          <text:list text:style-name="L1">
            <text:list-header>
              <text:p text:style-name="P4"><text:span text:style-name="T5"/></text:p>
            </text:list-header>
          </text:list>
          <text:list text:style-name="L2">
            <text:list-item>
              <text:p text:style-name="P3"><text:span text:style-name="T5">The calculation maybe any process, might or might not have return valu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It need not be arithmetic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6"><text:span text:style-name="T6"/></text:p>
                </text:list-header>
              </text:list>
            </text:list-item>
          </text:list>
          <text:list text:style-name="L2">
            <text:list-item>
              <text:p text:style-name="P7"><text:span text:style-name="T5">User functions extend the capabilities of R by adapting or creating new tasks that are tailored to your specific requirements.</text:span></text:p>
            </text:list-item>
          </text:list>
          <text:list text:style-name="L1">
            <text:list-header>
              <text:p text:style-name="P8"><text:span text:style-name="T5"/></text:p>
            </text:list-header>
          </text:list>
          <text:list text:style-name="L2">
            <text:list-item>
              <text:p text:style-name="P7"><text:span text:style-name="T5">User functions are a special kind of object</text:span></text:p>
            </text:list-item>
          </text:list>
          <text:list text:style-name="L1">
            <text:list-header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29cm" svg:height="3.162cm" svg:x="1.27cm" svg:y="0.754cm">
          <text:list text:style-name="L1">
            <text:list-header>
              <text:p text:style-name="P1"><text:span text:style-name="T3">Defining a new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732cm" svg:height="13.044cm" svg:x="1.27cm" svg:y="4.458cm">
          <text:list text:style-name="L5">
            <text:list-item>
              <text:p text:style-name="P9"><text:span text:style-name="T7">Parts of function definition: name, arguments, procedural steps, return value</text:span></text:p>
            </text:list-item>
          </text:list>
          <text:list text:style-name="L6">
            <text:list-header>
              <text:p text:style-name="P10"><text:span text:style-name="T8"><text:s text:c="2"/></text:span><text:span text:style-name="T8">sqXplusX &lt;- function(x){</text:span></text:p>
              <text:p text:style-name="P10"><text:span text:style-name="T8"><text:s text:c="6"/></text:span><text:span text:style-name="T8">x^2 + x</text:span></text:p>
              <text:p text:style-name="P10"><text:span text:style-name="T8"><text:s text:c="2"/></text:span><text:span text:style-name="T8">}</text:span></text:p>
            </text:list-header>
          </text:list>
          <text:list text:style-name="L5">
            <text:list-item>
              <text:p text:style-name="P9"><text:span text:style-name="T9">sqXplusX</text:span><text:span text:style-name="T10"> </text:span><text:span text:style-name="T11">is the function name </text:span></text:p>
            </text:list-item>
            <text:list-item>
              <text:p text:style-name="P9"><text:span text:style-name="T10">x </text:span><text:span text:style-name="T11">is the single argument to this function and it exists only within the function</text:span></text:p>
            </text:list-item>
            <text:list-item>
              <text:p text:style-name="P9"><text:span text:style-name="T11">everything between brackets { } are procedural steps</text:span></text:p>
            </text:list-item>
            <text:list-item>
              <text:p text:style-name="P9"><text:span text:style-name="T11">the </text:span><text:span text:style-name="T12">last </text:span><text:span text:style-name="T11">calculated value is the function return value</text:span></text:p>
            </text:list-item>
            <text:list-item>
              <text:p text:style-name="P9"><text:span text:style-name="T11">after defining the function, we can use it:</text:span></text:p>
            </text:list-item>
          </text:list>
          <text:list text:style-name="L6">
            <text:list-header>
              <text:p text:style-name="P11"><text:span text:style-name="T8"><text:s text:c="2"/></text:span><text:span text:style-name="T8">&gt; sqXplusX(10)</text:span></text:p>
              <text:p text:style-name="P10"><text:span text:style-name="T8"><text:s text:c="2"/></text:span><text:span text:style-name="T8">[1] 1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51.699cm" svg:height="38.774cm" svg:x="-42.849cm" svg:y="-36.684cm" draw:page-number="3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29cm" svg:height="3.162cm" svg:x="1.27cm" svg:y="0.754cm">
          <text:list text:style-name="L1">
            <text:list-header>
              <text:p text:style-name="P1"><text:span text:style-name="T3">Named and default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29cm" svg:height="13.542cm" svg:x="1.27cm" svg:y="4.458cm">
          <text:list text:style-name="L7">
            <text:list-item>
              <text:p text:style-name="P9"><text:span text:style-name="T13"><text:s/></text:span><text:span text:style-name="T13">Example of function with more than one named argument: </text:span></text:p>
            </text:list-item>
          </text:list>
          <text:list text:style-name="L6">
            <text:list-header>
              <text:p text:style-name="P12"><text:span text:style-name="T8"><text:s text:c="2"/></text:span><text:span text:style-name="T8">powXplusX &lt;- function(x, power=2){</text:span></text:p>
              <text:p text:style-name="P12"><text:span text:style-name="T8"><text:s text:c="6"/></text:span><text:span text:style-name="T8">x^power + x</text:span></text:p>
              <text:p text:style-name="P12"><text:span text:style-name="T8"><text:s text:c="2"/></text:span><text:span text:style-name="T8">}</text:span></text:p>
            </text:list-header>
          </text:list>
          <text:list text:style-name="L7">
            <text:list-item>
              <text:p text:style-name="P9"><text:span text:style-name="T13">Now we have two arguments. The second argument has a default value of 2.</text:span></text:p>
            </text:list-item>
            <text:list-item>
              <text:p text:style-name="P9"><text:span text:style-name="T13">Arguments without default value are required, those with default values are optional.</text:span></text:p>
            </text:list-item>
          </text:list>
          <text:list text:style-name="L6">
            <text:list-header>
              <text:p text:style-name="P12"><text:span text:style-name="T8"><text:s text:c="2"/></text:span><text:span text:style-name="T8">&gt; powXplusX(10)</text:span></text:p>
              <text:p text:style-name="P12"><text:span text:style-name="T8"><text:s text:c="2"/></text:span><text:span text:style-name="T14">[1] 110 </text:span></text:p>
              <text:p text:style-name="P12"><text:span text:style-name="T8"><text:s text:c="2"/></text:span><text:span text:style-name="T8">&gt; powXplusX(10, 3)</text:span></text:p>
              <text:p text:style-name="P12"><text:span text:style-name="T8"><text:s text:c="2"/></text:span><text:span text:style-name="T14">[1] 1010</text:span></text:p>
              <text:p text:style-name="P12"><text:span text:style-name="T8"><text:s text:c="2"/></text:span><text:span text:style-name="T8">&gt; powXplusX(x=10, power=3)</text:span></text:p>
              <text:p text:style-name="P12"><text:span text:style-name="T8"><text:s text:c="2"/></text:span><text:span text:style-name="T14">[1] 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729cm" svg:height="2.5cm" svg:x="13.498cm" svg:y="13.498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9.894cm" svg:height="1.138cm" svg:x="14.527cm" svg:y="15.5cm">
          <text:list text:style-name="L1">
            <text:list-header>
              <text:p text:style-name="P13"><text:span text:style-name="T15">arguments matched based on </text:span><text:span text:style-name="T16">nam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5" draw:layer="layout" svg:x1="12.108cm" svg:y1="13.326cm" svg:x2="8.091cm" svg:y2="13.926cm">
          <text:p/>
        </draw:line>
        <draw:custom-shape draw:style-name="gr10" draw:text-style-name="P14" draw:layer="layout" svg:width="10.526cm" svg:height="1.138cm" svg:x="12.423cm" svg:y="12.502cm">
          <text:list text:style-name="L1">
            <text:list-header>
              <text:p text:style-name="P13"><text:span text:style-name="T15">arguments matched based on </text:span><text:span text:style-name="T16">posi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5" draw:layer="layout" svg:x1="14.507cm" svg:y1="16.135cm" svg:x2="10.688cm" svg:y2="16.095cm">
          <text:p/>
        </draw:line>
        <draw:line draw:style-name="gr9" draw:text-style-name="P15" draw:layer="layout" svg:x1="12.046cm" svg:y1="13.255cm" svg:x2="6.891cm" svg:y2="11.914cm">
          <text:p/>
        </draw:line>
        <presentation:notes draw:style-name="dp2">
          <draw:page-thumbnail draw:style-name="gr6" draw:layer="layout" svg:width="51.699cm" svg:height="38.774cm" svg:x="-42.849cm" svg:y="-36.684cm" draw:page-number="4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9cm" svg:height="3.116cm" svg:x="15.699cm" svg:y="4.326cm">
          <text:list text:style-name="L1">
            <text:list-header>
              <text:p text:style-name="P13"><text:span text:style-name="T17">You can use a blank document in gedit, nedit or other text editor to hold these commands for you, then copy / paste the instructions into 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ssignments with arguments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81cm" svg:x="1.27cm" svg:y="4.458cm">
          <text:list text:style-name="L6">
            <text:list-header>
              <text:p text:style-name="P16"><text:span text:style-name="T8">sqXplusX &lt;- function(x){</text:span></text:p>
              <text:p text:style-name="P17"><text:span text:style-name="T8"><text:tab/></text:span><text:span text:style-name="T8">x^2 + x</text:span></text:p>
              <text:p text:style-name="P18"><text:span text:style-name="T8">}</text:span></text:p>
              <text:p text:style-name="P18"><text:span text:style-name="T18"/></text:p>
            </text:list-header>
          </text:list>
          <text:list text:style-name="L8">
            <text:list-item>
              <text:p text:style-name="P19"><text:span text:style-name="T5">Now try this …</text:span></text:p>
            </text:list-item>
          </text:list>
          <text:list text:style-name="L1">
            <text:list-header>
              <text:p text:style-name="P18"><text:span text:style-name="T19"/></text:p>
            </text:list-header>
          </text:list>
          <text:list text:style-name="L6">
            <text:list-header>
              <text:p text:style-name="P18"><text:span text:style-name="T8">a &lt;- matrix(1:100, ncol=10, byrow=T)</text:span><text:span text:style-name="T20">‏</text:span><text:span text:style-name="T8"> <text:s/></text:span><text:span text:style-name="T21"># make some dummy data</text:span></text:p>
              <text:p text:style-name="P17"><text:span text:style-name="T8">b &lt;- sqXplusX(a)</text:span><text:span text:style-name="T20">‏</text:span><text:span text:style-name="T8"><text:tab/></text:span><text:span text:style-name="T21"># transform a by sqXplusX, assign result to b</text:span></text:p>
              <text:p text:style-name="P18"><text:span text:style-name="T8">b </text:span><text:span text:style-name="T21"># to view the result</text:span></text:p>
            </text:list-header>
          </text:list>
          <text:list text:style-name="L8">
            <text:list-item>
              <text:p text:style-name="P19"><text:span text:style-name="T5">sqXplusX user function is now an R object, check its arguments and list it in the current workspace</text:span></text:p>
            </text:list-item>
          </text:list>
          <text:list text:style-name="L6">
            <text:list-header>
              <text:p text:style-name="P18"><text:span text:style-name="T8">&gt; args(sqXplusX)</text:span><text:span text:style-name="T20">‏</text:span></text:p>
              <text:p text:style-name="P18"><text:span text:style-name="T8">&gt; ls()</text:span><text:span text:style-name="T20">‏</text:span></text:p>
              <text:p text:style-name="P18"><text:span text:style-name="T8">&gt; sqXplusX</text:span></text:p>
              <text:p text:style-name="P1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0" draw:layer="layout" svg:width="7.306cm" svg:height="1.698cm" svg:x="10.465cm" svg:y="14.533cm">
          <text:p text:style-name="P13"><text:span text:style-name="T17">Don’t add brackets to see the</text:span></text:p>
          <text:p text:style-name="P13"><text:span text:style-name="T17">definition of sqXplus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0.386cm" svg:y1="15.323cm" svg:x2="5.292cm" svg:y2="15.323cm">
          <text:p/>
        </draw:lin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4" draw:text-style-name="P2" draw:layer="layout" svg:width="14.933cm" svg:height="1.736cm" svg:x="2.116cm" svg:y="15.28cm">
          <text:list text:style-name="L1">
            <text:list-header>
              <text:p text:style-name="P13"><text:span text:style-name="T15">1 means by rows, 2 means by columns [1</text:span><text:span text:style-name="T22">st</text:span><text:span text:style-name="T15"> or 2</text:span><text:span text:style-name="T22">nd</text:span><text:span text:style-name="T15"> margin]</text:span></text:p>
              <text:p text:style-name="P13"><text:span text:style-name="T15">c(1,2) means do both rows and colum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6.173cm" svg:y1="12.797cm" svg:x2="4.938cm" svg:y2="15.478cm">
          <text:p/>
        </draw:lin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ssigned or anonymous ...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Functions may be assigned a name, or anonymously created within an opera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Anonymous functions are really useful in </text:span><text:span text:style-name="T23">apply()</text:span><text:span text:style-name="T6">style procedures</text:span></text:p>
                </text:list-item>
              </text:list>
            </text:list-item>
          </text:list>
          <text:list text:style-name="L6">
            <text:list-header>
              <text:p text:style-name="P21"><text:span text:style-name="T24">apply(object, margin, function)</text:span></text:p>
            </text:list-header>
          </text:list>
          <text:list text:style-name="L3">
            <text:list-item>
              <text:list>
                <text:list-item>
                  <text:p text:style-name="P5"><text:span text:style-name="T6">E.g. I have a 10 x 10 matrix and want to square each item, and add the item to itself</text:span></text:p>
                </text:list-item>
              </text:list>
            </text:list-item>
          </text:list>
          <text:list text:style-name="L6">
            <text:list-header>
              <text:p text:style-name="P8"><text:span text:style-name="T8">a&lt;-matrix(1:100, ncol=10, byrow=T)</text:span><text:span text:style-name="T20">‏</text:span></text:p>
              <text:p text:style-name="P8"><text:span text:style-name="T8">a </text:span><text:span text:style-name="T21"># to view new object</text:span></text:p>
              <text:p text:style-name="P8"><text:span text:style-name="T8">apply(a, c(1,2), </text:span><text:span text:style-name="T25">function(x) x^2+x</text:span><text:span text:style-name="T8">)</text:span><text:span text:style-name="T20">‏</text:span></text:p>
              <text:p text:style-name="P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8.731cm" svg:height="2.965cm" svg:x="15.875cm" svg:y="10.896cm">
          <text:list text:style-name="L9">
            <text:list-header>
              <text:p text:style-name="P22"><text:span text:style-name="T25">x</text:span><text:span text:style-name="T26"> is transiently assigned each item of </text:span><text:span text:style-name="T8">a</text:span><text:span text:style-name="T26">, and this is passed as an argument to the </text:span><text:span text:style-name="T27">anonymous</text:span><text:span text:style-name="T26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11.509cm" svg:y1="12.223cm" svg:x2="16.073cm" svg:y2="11.288cm">
          <text:p/>
        </draw:lin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Functions occupy their own space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Objects created in functions are not available to the general environment unless returned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they are said to be out of scope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28">Scope relates to the accessibility of an object.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7"><text:span text:style-name="T5">A function can only return one object.</text:span></text:p>
            </text:list-item>
            <text:list-item>
              <text:p text:style-name="P7"><text:span text:style-name="T5">Custom functions disappear when R sessions end, unless the function object is saved in an Rdata file or sourced from a script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A really useful function could be added to your .Rprofile file, and would always be ready for you at launch</text:span></text:p>
                </text:list-item>
              </text:list>
            </text:list-item>
          </text:list>
          <text:list text:style-name="L2">
            <text:list-item>
              <text:p text:style-name="P7"><text:span text:style-name="T5">You could also make a packag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Beyond the scope of the beginners course!!!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cript / function tips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1">
            <text:list-item>
              <text:p text:style-name="P3"><text:span text:style-name="T5">If your script repeats the same style command more than twice, you should consider writing a function</text:span></text:p>
            </text:list-item>
          </text:list>
          <text:list text:style-name="L1">
            <text:list-header>
              <text:p text:style-name="P24"><text:span text:style-name="T5"/></text:p>
            </text:list-header>
          </text:list>
          <text:list text:style-name="L11">
            <text:list-item>
              <text:p text:style-name="P3"><text:span text:style-name="T5">Writing functions makes your code more easily understandable because they encapsulate a procedure into a well-defined boundary with consistent input/output</text:span></text:p>
            </text:list-item>
          </text:list>
          <text:list text:style-name="L1">
            <text:list-header>
              <text:p text:style-name="P24"><text:span text:style-name="T5"/></text:p>
            </text:list-header>
          </text:list>
          <text:list text:style-name="L11">
            <text:list-item>
              <text:p text:style-name="P3"><text:span text:style-name="T5">Functions should not be longer than one-to-two screens of code, keep functions clean and simple</text:span></text:p>
            </text:list-item>
          </text:list>
          <text:list text:style-name="L1">
            <text:list-header>
              <text:p text:style-name="P24"><text:span text:style-name="T5"/></text:p>
            </text:list-header>
          </text:list>
          <text:list text:style-name="L11">
            <text:list-item>
              <text:p text:style-name="P3"><text:span text:style-name="T5">Look at other functions to get ideas for how to write your own …</text:span></text:p>
            </text:list-item>
          </text:list>
          <text:list text:style-name="L12">
            <text:list-item>
              <text:list>
                <text:list-item>
                  <text:p text:style-name="P5"><text:span text:style-name="T6">Display function code by entering the function’s name without bracke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7" draw:text-style-name="P2" draw:layer="layout" svg:width="6.602cm" svg:height="1.755cm" svg:x="17.211cm" svg:y="7.968cm">
          <text:list text:style-name="L6">
            <text:list-header>
              <text:p text:style-name="P25"><text:span text:style-name="T29">&gt; glob2rx("*.txt")</text:span></text:p>
            </text:list-header>
          </text:list>
          <text:list text:style-name="L13">
            <text:list-header>
              <text:p text:style-name="P25"><text:span text:style-name="T30">[1] "^.*\\.txt$"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File commands for extending</text:span><text:span text:style-name="T31"><text:line-break/></text:span><text:span text:style-name="T3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0.822cm" svg:x="1.27cm" svg:y="4.458cm">
          <text:list text:style-name="L1">
            <text:list-header>
              <text:p text:style-name="P3"><text:span text:style-name="T33">Generic file commands</text:span></text:p>
            </text:list-header>
          </text:list>
          <text:list text:style-name="L6">
            <text:list-header>
              <text:p text:style-name="P3"><text:span text:style-name="T34">dir(...,pattern="txt")</text:span></text:p>
            </text:list-header>
          </text:list>
          <text:list text:style-name="L1">
            <text:list-header>
              <text:p text:style-name="P26"><text:span text:style-name="T33">Retrieve working directory file listing filtered by pattern. <text:s/>Note pattern is a regular expression, not a shell wildcard</text:span></text:p>
            </text:list-header>
          </text:list>
          <text:list text:style-name="L6">
            <text:list-header>
              <text:p text:style-name="P3"><text:span text:style-name="T34">glob2rx("*.txt")</text:span></text:p>
            </text:list-header>
          </text:list>
          <text:list text:style-name="L1">
            <text:list-header>
              <text:p text:style-name="P27"><text:span text:style-name="T33">Changes wildcards to regular expressions!</text:span></text:p>
            </text:list-header>
          </text:list>
          <text:list text:style-name="L6">
            <text:list-header>
              <text:p text:style-name="P3"><text:span text:style-name="T34">unlink(...)</text:span></text:p>
            </text:list-header>
          </text:list>
          <text:list text:style-name="L1">
            <text:list-header>
              <text:p text:style-name="P26"><text:span text:style-name="T33">Remove (permanently) a file from system</text:span></text:p>
            </text:list-header>
          </text:list>
          <text:list text:style-name="L6">
            <text:list-header>
              <text:p text:style-name="P3"><text:span text:style-name="T34">system(...)</text:span></text:p>
            </text:list-header>
          </text:list>
          <text:list text:style-name="L1">
            <text:list-header>
              <text:p text:style-name="P26"><text:span text:style-name="T33">Execute a shell command from within R</text:span></text:p>
              <text:p text:style-name="P28"><text:span text:style-name="T33">Result can not be coerced to an object, only available to linux 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Text manipulation for extending</text:span><text:span text:style-name="T31"><text:line-break/></text:span><text:span text:style-name="T3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3">Text manipulation and file name mangling ... that's a technical term</text:span></text:p>
            </text:list-item>
          </text:list>
          <text:list text:style-name="L6">
            <text:list-header>
              <text:p text:style-name="P4"><text:span text:style-name="T34">grep( pattern, object 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If pattern is not found, grep returns a 0 length object.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36">Test for null with </text:span><text:span text:style-name="T37">is.null(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8"><text:span text:style-name="T34">sub( pattern, replacement, object )</text:span></text:p>
              <text:p text:style-name="P8"><text:span text:style-name="T34">gsub( pattern, replacement, object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Sub replaces first occurrence only, gsub does them all.</text:span></text:p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8"><text:span text:style-name="T34">cat( "...", file=...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Outputs text to a file, or prints it on screen if file=""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36">cat requires "\n" to be given for new lines ... try 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8"><text:span text:style-name="T34">cat("Hello World!") ; cat("Hello World!",sep="\n") ; cat("Hello World!",sep="\n",file="world.txt"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cat is extremely useful for writing scripts or generating reports on-the-fl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Error reporting for extending</text:span><text:span text:style-name="T31"><text:line-break/></text:span><text:span text:style-name="T3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565cm" svg:x="1.27cm" svg:y="3.898cm">
          <text:list text:style-name="L2">
            <text:list-item>
              <text:p text:style-name="P3"><text:span text:style-name="T33">Your code should report errors if inconsistency is detected.</text:span></text:p>
            </text:list-item>
          </text:list>
          <text:list text:style-name="L6">
            <text:list-header>
              <text:p text:style-name="P4"><text:span text:style-name="T34">stop(...)</text:span></text:p>
            </text:list-header>
          </text:list>
          <text:list text:style-name="L15">
            <text:list-item>
              <text:list>
                <text:list-item>
                  <text:p text:style-name="P23"><text:span text:style-name="T38">Stops execution of a function and reports a custom error message</text:span></text:p>
                </text:list-item>
              </text:list>
            </text:list-item>
          </text:list>
          <text:list text:style-name="L6">
            <text:list-header>
              <text:p text:style-name="P8"><text:span text:style-name="T34">is.</text:span><text:span text:style-name="T39">family</text:span><text:span text:style-name="T34">(...)</text:span></text:p>
            </text:list-header>
          </text:list>
          <text:list text:style-name="L15">
            <text:list-item>
              <text:list>
                <text:list-item>
                  <text:p text:style-name="P30"><text:span text:style-name="T38">Functions that can be used to test for a variety of conditions </text:span><text:span text:style-name="T38"><text:tab/></text:span><text:span text:style-name="T38">place them inside </text:span><text:span text:style-name="T40">if</text:span><text:span text:style-name="T38"> structures to check that all is well</text:span></text:p>
                </text:list-item>
              </text:list>
            </text:list-item>
          </text:list>
          <text:list text:style-name="L6">
            <text:list-header>
              <text:p text:style-name="P31"><text:span text:style-name="T34">if( !is.numeric(x) ){ stop ("Non numeric value entered. <text:s/>Cannot continue.") }</text:span></text:p>
              <text:p text:style-name="P31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15" draw:layer="layout" svg:width="9.671cm" svg:height="8.128cm" svg:x="15.531cm" svg:y="10.724cm">
          <draw:image xlink:href="">
            <text:p/>
          </draw:image>
        </draw:frame>
        <draw:custom-shape draw:style-name="gr19" draw:text-style-name="P2" draw:layer="layout" svg:width="11.077cm" svg:height="3.665cm" svg:x="2.58cm" svg:y="11.906cm">
          <text:list text:style-name="L1">
            <text:list-header>
              <text:p text:style-name="P32"><text:span text:style-name="T41">If the object x is non numeric (e.g. Text has been entered when numbers were required), then stop execution and report messag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.82cm" svg:height="1.023cm" svg:x="10.945cm" svg:y="17.661cm">
          <text:list text:style-name="L1">
            <text:list-header>
              <text:p text:style-name="P32"><text:span text:style-name="T41">The </text:span><text:span text:style-name="T8">is.fami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4.565cm" svg:height="1.257cm" svg:x="19.248cm" svg:y="16.669cm">
          <text:list text:style-name="L1">
            <text:list-header>
              <text:p text:style-name="P22"><text:span text:style-name="T42">Example code:</text:span></text:p>
              <text:p text:style-name="P22"><text:span text:style-name="T42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Temperature conversion exercise</text:span><text:span text:style-name="T31"><text:line-break/></text:span><text:span text:style-name="T3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1">
            <text:list-item>
              <text:p text:style-name="P3"><text:span text:style-name="T33">Centigrade to Fahrenheit conversion is given by</text:span></text:p>
            </text:list-item>
          </text:list>
          <text:list text:style-name="L12">
            <text:list-item>
              <text:list>
                <text:list-item>
                  <text:p text:style-name="P5"><text:span text:style-name="T38">F = 9/5 C +32</text:span></text:p>
                </text:list-item>
              </text:list>
            </text:list-item>
          </text:list>
          <text:list text:style-name="L1">
            <text:list-header>
              <text:p text:style-name="P33"><text:span text:style-name="T43"/></text:p>
            </text:list-header>
          </text:list>
          <text:list text:style-name="L16">
            <text:list-item>
              <text:list>
                <text:list-item>
                  <text:list>
                    <text:list-item>
                      <text:p text:style-name="P23"><text:span text:style-name="T35">Write a function that converts between temperatures.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36">The function will need two named argument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4"><text:span text:style-name="T44">temperature </text:span><text:span text:style-name="T45">(t) </text:span><text:span text:style-name="T44">is numeric</text:span></text:p>
                            </text:list-item>
                            <text:list-item>
                              <text:p text:style-name="P34"><text:span text:style-name="T44">units <text:s/></text:span><text:span text:style-name="T45">(unit) </text:span><text:span text:style-name="T44">is character</text:span></text:p>
                            </text:list-item>
                            <text:list-item>
                              <text:p text:style-name="P34"><text:span text:style-name="T44">They will need default values, e.g t=0, unit="c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<text:span text:style-name="T36">The function should report an appropriate error if inappropriate values are gi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35"><text:span text:style-name="T46"><text:tab/></text:span><text:span text:style-name="T46"><text:tab/></text:span><text:span text:style-name="T46">if( !is.numeric(t) ) { .... }</text:span></text:p>
              <text:p text:style-name="P35"><text:span text:style-name="T46"><text:tab/></text:span><text:span text:style-name="T46"><text:tab/></text:span><text:span text:style-name="T46">if( !(unit %in% c("c","f")) ){...}</text:span></text:p>
            </text:list-header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<text:span text:style-name="T47">The function should print out the temperature in F if given in C, and vica vers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7"><text:span text:style-name="T48">Functions with named arguments are defined with the following syntax</text:span></text:p>
            </text:list-header>
          </text:list>
          <text:list text:style-name="L6">
            <text:list-header>
              <text:p text:style-name="P35"><text:span text:style-name="T46"><text:tab/></text:span><text:span text:style-name="T46"><text:tab/></text:span><text:span text:style-name="T46">myFunc&lt;-function(arg=defaultValue,…)</text:span><text:span text:style-name="T49">‏</text:span></text:p>
            </text:list-header>
          </text:list>
          <text:list text:style-name="L20">
            <text:list-item>
              <text:p text:style-name="P29"><text:span text:style-name="T50"><text:s text:c="2"/></text:span><text:span text:style-name="T50">Why not add a third scale? </text:span><text:span text:style-name="T48"><text:s/></text:span></text:p>
            </text:list-item>
          </text:list>
          <text:list text:style-name="L1">
            <text:list-header>
              <text:p text:style-name="P38"><text:span text:style-name="T48"><text:s text:c="10"/></text:span><text:span text:style-name="T48">K=C+273.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29cm" svg:height="3.413cm" svg:x="1.27cm" svg:y="0.626cm">
          <text:list text:style-name="L1">
            <text:list-header>
              <text:p text:style-name="P1"><text:span text:style-name="T3">Building the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2.97cm" svg:height="12.819cm" svg:x="1.27cm" svg:y="4.458cm">
          <text:list text:style-name="L21">
            <text:list-item>
              <text:p text:style-name="P39"><text:span text:style-name="T51"><text:s/></text:span><text:span text:style-name="T51">It is difficult to write large chunks of code, instead start with something that works and build upon it</text:span></text:p>
            </text:list-item>
            <text:list-item>
              <text:p text:style-name="P39"><text:span text:style-name="T51"><text:s/></text:span><text:span text:style-name="T51">E.g. to solve the temperature conversion exercise:</text:span></text:p>
              <text:list>
                <text:list-item>
                  <text:p text:style-name="P40"><text:span text:style-name="T28">start with the function powXplusX (from some slides ago)</text:span></text:p>
                </text:list-item>
                <text:list-item>
                  <text:p text:style-name="P40"><text:span text:style-name="T28">modify the argument names</text:span></text:p>
                </text:list-item>
                <text:list-item>
                  <text:p text:style-name="P40"><text:span text:style-name="T28">delete the old code, for now just print out the input arguments</text:span></text:p>
                </text:list-item>
                <text:list-item>
                  <text:p text:style-name="P40"><text:span text:style-name="T28">save the function file, load it into R and try it out</text:span></text:p>
                </text:list-item>
                <text:list-item>
                  <text:p text:style-name="P40"><text:span text:style-name="T28">now add the two lines for input checking from the previous slide</text:span></text:p>
                </text:list-item>
                <text:list-item>
                  <text:p text:style-name="P40"><text:span text:style-name="T28">try it out, see if passing a character for temperature gives the expected error </text:span></text:p>
                </text:list-item>
                <text:list-item>
                  <text:p text:style-name="P40"><text:span text:style-name="T28">now try to convert C into F and print out the result</text:span></text:p>
                </text:list-item>
                <text:list-item>
                  <text:p text:style-name="P40"><text:span text:style-name="T28">when that works, add the conversion from F to C</text:span></text:p>
                </text:list-item>
              </text:list>
            </text:list-item>
            <text:list-item>
              <text:p text:style-name="P41"><text:span text:style-name="T51"><text:s/></text:span><text:span text:style-name="T51">If you get stuck, call us to help you 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51.699cm" svg:height="38.774cm" svg:x="-42.849cm" svg:y="-36.684cm" draw:page-number="13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custom-shape draw:style-name="gr23" draw:text-style-name="P2" draw:layer="layout" svg:width="13.666cm" svg:height="1.191cm" svg:x="0.595cm" svg:y="0.397cm">
          <text:list text:style-name="L1">
            <text:list-header>
              <text:p text:style-name="P13"><text:span text:style-name="T52">Temperature conversion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3.891cm" svg:height="17cm" svg:x="0.609cm" svg:y="1.499cm">
          <text:list text:style-name="L6">
            <text:list-header>
              <text:p text:style-name="P25"><text:span text:style-name="T53">convTemp&lt;-function(t=0,unit="c"){</text:span><text:span text:style-name="T54"> # convTemp is defined as a new user function requiring two arguments, t and unit, the default values are 0 and "c", respectively.</text:span></text:p>
            </text:list-header>
          </text:list>
          <text:list text:style-name="L13">
            <text:list-header>
              <text:p text:style-name="P25"><text:span text:style-name="T54"/></text:p>
            </text:list-header>
          </text:list>
          <text:list text:style-name="L6">
            <text:list-header>
              <text:p text:style-name="P42"><text:span text:style-name="T53"><text:tab/></text:span><text:span text:style-name="T53">if( !is.numeric(t) ){</text:span></text:p>
              <text:p text:style-name="P42"><text:span text:style-name="T53"><text:tab/></text:span><text:span text:style-name="T53"><text:tab/></text:span><text:span text:style-name="T53">stop("Non numeric temparture entered") </text:span><text:span text:style-name="T54"># Exception error if character given for temperature</text:span></text:p>
              <text:p text:style-name="P42"><text:span text:style-name="T53"><text:tab/></text:span><text:span text:style-name="T53">}</text:span></text:p>
              <text:p text:style-name="P42"><text:span text:style-name="T53"><text:tab/></text:span></text:p>
              <text:p text:style-name="P42"><text:span text:style-name="T53"><text:tab/></text:span><text:span text:style-name="T53">if(!(unit %in% c("c","f","k"))){</text:span></text:p>
              <text:p text:style-name="P42"><text:span text:style-name="T53"><text:tab/></text:span><text:span text:style-name="T53"><text:tab/></text:span><text:span text:style-name="T53">stop("Unrecognized temperature unit. \n Enter either (c)entigrade, (f)ahreneinheit or (k)elvin") </text:span><text:span text:style-name="T54"># Exception error if unrecognized units entered</text:span></text:p>
              <text:p text:style-name="P42"><text:span text:style-name="T53"><text:tab/></text:span><text:span text:style-name="T53">}</text:span></text:p>
            </text:list-header>
          </text:list>
          <text:list text:style-name="L13">
            <text:list-header>
              <text:p text:style-name="P43"><text:span text:style-name="T54"># Conversion for centigrade</text:span></text:p>
            </text:list-header>
          </text:list>
          <text:list text:style-name="L6">
            <text:list-header>
              <text:p text:style-name="P42"><text:span text:style-name="T53"><text:tab/></text:span><text:span text:style-name="T53">if(unit=="c"){</text:span></text:p>
              <text:p text:style-name="P42"><text:span text:style-name="T53"><text:tab/></text:span><text:span text:style-name="T53"><text:tab/></text:span><text:span text:style-name="T53">fTemp &lt;- 9/5 * t + 32</text:span></text:p>
              <text:p text:style-name="P42"><text:span text:style-name="T53"><text:tab/></text:span><text:span text:style-name="T53"><text:tab/></text:span><text:span text:style-name="T53">kTemp &lt;- t + 273.15</text:span></text:p>
              <text:p text:style-name="P42"><text:span text:style-name="T53"><text:tab/></text:span><text:span text:style-name="T53"><text:tab/></text:span><text:span text:style-name="T53">output &lt;- paste(t,"C is: \n",fTemp,"F \n",kTemp,"K \n")</text:span><text:span text:style-name="T55">‏</text:span></text:p>
              <text:p text:style-name="P42"><text:span text:style-name="T53"><text:tab/></text:span><text:span text:style-name="T53"><text:tab/></text:span><text:span text:style-name="T53">cat(output)</text:span><text:span text:style-name="T55">‏</text:span></text:p>
              <text:p text:style-name="P42"><text:span text:style-name="T53"><text:tab/></text:span><text:span text:style-name="T53">}</text:span></text:p>
            </text:list-header>
          </text:list>
          <text:list text:style-name="L13">
            <text:list-header>
              <text:p text:style-name="P43"><text:span text:style-name="T54"># Conversion for Fahrenheit</text:span></text:p>
            </text:list-header>
          </text:list>
          <text:list text:style-name="L6">
            <text:list-header>
              <text:p text:style-name="P42"><text:span text:style-name="T53"><text:tab/></text:span><text:span text:style-name="T53">if(unit=="f"){</text:span></text:p>
              <text:p text:style-name="P42"><text:span text:style-name="T53"><text:tab/></text:span><text:span text:style-name="T53"><text:tab/></text:span><text:span text:style-name="T53">cTemp &lt;- 5/9 * (t-32)</text:span><text:span text:style-name="T55">‏</text:span></text:p>
              <text:p text:style-name="P42"><text:span text:style-name="T53"><text:tab/></text:span><text:span text:style-name="T53"><text:tab/></text:span><text:span text:style-name="T53">kTemp &lt;- cTemp + 273.15</text:span></text:p>
              <text:p text:style-name="P42"><text:span text:style-name="T53"><text:tab/></text:span><text:span text:style-name="T53"><text:tab/></text:span><text:span text:style-name="T53">output &lt;- paste(t,"F is: \n",cTemp,"C \n",kTemp,"K \n")</text:span><text:span text:style-name="T55">‏</text:span></text:p>
              <text:p text:style-name="P42"><text:span text:style-name="T53"><text:tab/></text:span><text:span text:style-name="T53"><text:tab/></text:span><text:span text:style-name="T53">cat(output)</text:span><text:span text:style-name="T55">‏</text:span></text:p>
              <text:p text:style-name="P42"><text:span text:style-name="T53"><text:tab/></text:span><text:span text:style-name="T53">}</text:span></text:p>
            </text:list-header>
          </text:list>
          <text:list text:style-name="L13">
            <text:list-header>
              <text:p text:style-name="P43"><text:span text:style-name="T54"># Conversion for Kelvin</text:span></text:p>
            </text:list-header>
          </text:list>
          <text:list text:style-name="L6">
            <text:list-header>
              <text:p text:style-name="P42"><text:span text:style-name="T53"><text:tab/></text:span><text:span text:style-name="T53">if(unit=="k"){</text:span></text:p>
              <text:p text:style-name="P42"><text:span text:style-name="T53"><text:tab/></text:span><text:span text:style-name="T53"><text:tab/></text:span><text:span text:style-name="T53">cTemp &lt;- t - 273.15</text:span></text:p>
              <text:p text:style-name="P42"><text:span text:style-name="T53"><text:tab/></text:span><text:span text:style-name="T53"><text:tab/></text:span><text:span text:style-name="T53">fTemp &lt;- 9/5 * cTemp + 32</text:span></text:p>
              <text:p text:style-name="P42"><text:span text:style-name="T53"><text:tab/></text:span><text:span text:style-name="T53"><text:tab/></text:span><text:span text:style-name="T53">output &lt;-paste(t,"K is: \n",cTemp,"C \n",fTemp,"F \n")</text:span><text:span text:style-name="T55">‏</text:span></text:p>
              <text:p text:style-name="P42"><text:span text:style-name="T53"><text:tab/></text:span><text:span text:style-name="T53"><text:tab/></text:span><text:span text:style-name="T53">cat(output)</text:span><text:span text:style-name="T55">‏</text:span></text:p>
              <text:p text:style-name="P42"><text:span text:style-name="T53"><text:tab/></text:span><text:span text:style-name="T53">}</text:span></text:p>
              <text:p text:style-name="P43"><text:span text:style-name="T5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8.926cm" svg:height="2.888cm" svg:x="16.073cm" svg:y="10.116cm">
          <text:list text:style-name="L6">
            <text:list-header>
              <text:p text:style-name="P25"><text:span text:style-name="T29">&gt; convTemp(t=-273,unit="c")</text:span><text:span text:style-name="T49">‏</text:span></text:p>
            </text:list-header>
          </text:list>
          <text:list text:style-name="L13">
            <text:list-header>
              <text:p text:style-name="P25"><text:span text:style-name="T30">-273 C is: </text:span></text:p>
              <text:p text:style-name="P25"><text:span text:style-name="T30"><text:s/></text:span><text:span text:style-name="T30">-459.4 F </text:span></text:p>
              <text:p text:style-name="P25"><text:span text:style-name="T30"><text:s/></text:span><text:span text:style-name="T30">0.149999999999977 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22.15cm" svg:y1="10.397cm" svg:x2="22.181cm" svg:y2="9.048cm">
          <text:p/>
        </draw:line>
        <draw:custom-shape draw:style-name="gr26" draw:text-style-name="P2" draw:layer="layout" svg:width="5.755cm" svg:height="2.194cm" svg:x="18.653cm" svg:y="6.945cm">
          <text:list text:style-name="L1">
            <text:list-header>
              <text:p text:style-name="P44"><text:span text:style-name="T56">Units must be entered in quotes, as it’s a character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10.716cm" svg:y1="6.006cm" svg:x2="14.883cm" svg:y2="4.71cm">
          <text:p/>
        </draw:line>
        <draw:custom-shape draw:style-name="gr27" draw:text-style-name="P2" draw:layer="layout" svg:width="7.541cm" svg:height="1.014cm" svg:x="14.684cm" svg:y="4.167cm">
          <text:list text:style-name="L1">
            <text:list-header>
              <text:p text:style-name="P13"><text:span text:style-name="T56">"\n" -&gt; puts text on a new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4.565cm" svg:height="1.257cm" svg:x="19.248cm" svg:y="16.669cm">
          <text:list text:style-name="L1">
            <text:list-header>
              <text:p text:style-name="P22"><text:span text:style-name="T42">Example code:</text:span></text:p>
              <text:p text:style-name="P22"><text:span text:style-name="T42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2T15:33:02</dc:date>
    <meta:editing-cycles>211</meta:editing-cycles>
    <meta:editing-duration>P25DT8H50M56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110"/>
  </office:meta>
</office:document-meta>
</file>